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317cm" svg:y="1.03cm">
            <draw:object draw:notify-on-update-of-ranges="Sheet1.A1:Sheet1.A1 Sheet1.B1:Sheet1.E1 Sheet1.A2:Sheet1.A2 Sheet1.B2:Sheet1.E2 Sheet1.A3:Sheet1.A3 Sheet1.B3:Sheet1.E3 Sheet1.A4:Sheet1.A4 Sheet1.B4:Sheet1.E4 Sheet1.A5:Sheet1.A5 Sheet1.B5:Sheet1.E5 Sheet1.A6:Sheet1.A6 Sheet1.B6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152cm" svg:y="11.165cm">
            <draw:object draw:notify-on-update-of-ranges="Sheet1.A34:Sheet1.A34 Sheet1.A35:Sheet1.A37 Sheet1.B34:Sheet1.B34 Sheet1.B35:Sheet1.B37 Sheet1.C34:Sheet1.C34 Sheet1.C35:Sheet1.C37 Sheet1.D34:Sheet1.D34 Sheet1.D35:Sheet1.D37 Sheet1.E34:Sheet1.E34 Sheet1.E35:Sheet1.E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asal</text:p>
          </table:table-cell>
          <table:table-cell office:value-type="string" calcext:value-type="string">
            <text:p>CoVmod</text:p>
          </table:table-cell>
          <table:table-cell office:value-type="string" calcext:value-type="string">
            <text:p>CoVsev</text:p>
          </table:table-cell>
          <table:table-cell office:value-type="string" calcext:value-type="string">
            <text:p>CoV TGFB+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ergy*</text:p>
          </table:table-cell>
          <table:table-cell office:value-type="float" office:value="0.595703125" calcext:value-type="float">
            <text:p>0.60</text:p>
          </table:table-cell>
          <table:table-cell office:value-type="float" office:value="0.03125" calcext:value-type="float">
            <text:p>0.03</text:p>
          </table:table-cell>
          <table:table-cell office:value-type="float" office:value="0.68359375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0.0224609375" calcext:value-type="float">
            <text:p>0.02</text:p>
          </table:table-cell>
          <table:table-cell office:value-type="float" office:value="0.59375" calcext:value-type="float">
            <text:p>0.59</text:p>
          </table:table-cell>
          <table:table-cell office:value-type="float" office:value="0.015625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h2</text:p>
          </table:table-cell>
          <table:table-cell office:value-type="float" office:value="0.0107421875" calcext:value-type="float">
            <text:p>0.01</text:p>
          </table:table-cell>
          <table:table-cell office:value-type="float" office:value="0.00390625" calcext:value-type="float">
            <text:p>0.00</text:p>
          </table:table-cell>
          <table:table-cell office:value-type="float" office:value="0.01171875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h1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3125" calcext:value-type="float">
            <text:p>0.0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table:number-columns-repeated="2" office:value-type="float" office:value="0.37109375" calcext:value-type="float">
            <text:p>0.37</text:p>
          </table:table-cell>
          <table:table-cell office:value-type="float" office:value="0.2890625" calcext:value-type="float">
            <text:p>0.29</text:p>
          </table:table-cell>
          <table:table-cell office:value-type="float" office:value="0.96875" calcext:value-type="float">
            <text:p>0.97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al</text:p>
          </table:table-cell>
          <table:table-cell/>
          <table:table-cell office:value-type="string" calcext:value-type="string">
            <text:p>f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ergy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Th0</text:p>
          </table:table-cell>
          <table:table-cell office:value-type="float" office:value="0.144796380090498" calcext:value-type="float">
            <text:p>0.14</text:p>
          </table:table-cell>
          <table:table-cell office:value-type="float" office:value="0.0407239819004525" calcext:value-type="float">
            <text:p>0.04</text:p>
          </table:table-cell>
          <table:table-cell office:value-type="float" office:value="0.0180995475113122" calcext:value-type="float">
            <text:p>0.02</text:p>
          </table:table-cell>
          <table:table-cell office:value-type="float" office:value="0.027149321266968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1</text:p>
          </table:table-cell>
          <table:table-cell office:value-type="float" office:value="0.00904977375565611" calcext:value-type="float">
            <text:p>0.01</text:p>
          </table:table-cell>
          <table:table-cell office:value-type="float" office:value="0.0497737556561086" calcext:value-type="float">
            <text:p>0.05</text:p>
          </table:table-cell>
          <table:table-cell office:value-type="float" office:value="0.00452488687782805" calcext:value-type="float">
            <text:p>0.00</text:p>
          </table:table-cell>
          <table:table-cell office:value-type="float" office:value="0.0135746606334842" calcext:value-type="float">
            <text:p>0.01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h2</text:p>
          </table:table-cell>
          <table:table-cell office:value-type="float" office:value="0.0407239819004525" calcext:value-type="float">
            <text:p>0.04</text:p>
          </table:table-cell>
          <table:table-cell office:value-type="float" office:value="0.0271493212669683" calcext:value-type="float">
            <text:p>0.03</text:p>
          </table:table-cell>
          <table:table-cell office:value-type="float" office:value="0.0950226244343891" calcext:value-type="float">
            <text:p>0.10</text:p>
          </table:table-cell>
          <table:table-cell office:value-type="float" office:value="0.0678733031674208" calcext:value-type="float">
            <text:p>0.07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float" office:value="0.0633484162895928" calcext:value-type="float">
            <text:p>0.06</text:p>
          </table:table-cell>
          <table:table-cell office:value-type="float" office:value="0.0271493212669683" calcext:value-type="float">
            <text:p>0.03</text:p>
          </table:table-cell>
          <table:table-cell office:value-type="float" office:value="0.00904977375565611" calcext:value-type="float">
            <text:p>0.01</text:p>
          </table:table-cell>
          <table:table-cell office:value-type="float" office:value="0.361990950226244" calcext:value-type="float">
            <text:p>0.36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0.257918552036199" calcext:value-type="float">
            <text:p>0.26</text:p>
          </table:table-cell>
          <table:table-cell office:value-type="float" office:value="0.144796380090498" calcext:value-type="float">
            <text:p>0.14</text:p>
          </table:table-cell>
          <table:table-cell office:value-type="float" office:value="0.126696832579186" calcext:value-type="float">
            <text:p>0.13</text:p>
          </table:table-cell>
          <table:table-cell office:value-type="float" office:value="0.470588235294118" calcext:value-type="float">
            <text:p>0.47</text:p>
          </table:table-cell>
          <table:table-cell table:style-name="ce3"/>
        </table:table-row>
        <table:table-row table:style-name="ro1">
          <table:table-cell table:number-columns-repeated="5"/>
          <table:table-cell office:value-type="float" office:value="1" calcext:value-type="float">
            <text:p>1.00</text:p>
          </table:table-cell>
          <table:table-cell table:style-name="ce3"/>
        </table:table-row>
        <table:table-row table:style-name="ro1">
          <table:table-cell office:value-type="string" calcext:value-type="string">
            <text:p>CoVmod</text:p>
          </table:table-cell>
          <table:table-cell/>
          <table:table-cell table:style-name="ce2" office:value-type="string" calcext:value-type="string">
            <text:p>final</text:p>
          </table:table-cell>
          <table:table-cell table:style-name="ce2"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Anergy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Th0</text:p>
          </table:table-cell>
          <table:table-cell office:value-type="float" office:value="0.0718954248366013" calcext:value-type="float">
            <text:p>0.07</text:p>
          </table:table-cell>
          <table:table-cell office:value-type="float" office:value="0.0392156862745098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1</text:p>
          </table:table-cell>
          <table:table-cell office:value-type="float" office:value="0.0065359477124183" calcext:value-type="float">
            <text:p>0.01</text:p>
          </table:table-cell>
          <table:table-cell office:value-type="float" office:value="0.084967320261437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196078431372549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2</text:p>
          </table:table-cell>
          <table:table-cell office:value-type="float" office:value="0.0130718954248366" calcext:value-type="float">
            <text:p>0.01</text:p>
          </table:table-cell>
          <table:table-cell office:value-type="float" office:value="0.0522875816993464" calcext:value-type="float">
            <text:p>0.05</text:p>
          </table:table-cell>
          <table:table-cell office:value-type="float" office:value="0.0915032679738562" calcext:value-type="float">
            <text:p>0.09</text:p>
          </table:table-cell>
          <table:table-cell office:value-type="float" office:value="0.065359477124183" calcext:value-type="float">
            <text:p>0.07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float" office:value="0.0065359477124183" calcext:value-type="float">
            <text:p>0.01</text:p>
          </table:table-cell>
          <table:table-cell office:value-type="float" office:value="0.0915032679738562" calcext:value-type="float">
            <text:p>0.09</text:p>
          </table:table-cell>
          <table:table-cell office:value-type="float" office:value="0.0065359477124183" calcext:value-type="float">
            <text:p>0.01</text:p>
          </table:table-cell>
          <table:table-cell office:value-type="float" office:value="0.450980392156863" calcext:value-type="float">
            <text:p>0.45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0.0980392156862745" calcext:value-type="float">
            <text:p>0.10</text:p>
          </table:table-cell>
          <table:table-cell office:value-type="float" office:value="0.26797385620915" calcext:value-type="float">
            <text:p>0.27</text:p>
          </table:table-cell>
          <table:table-cell office:value-type="float" office:value="0.0980392156862745" calcext:value-type="float">
            <text:p>0.10</text:p>
          </table:table-cell>
          <table:table-cell office:value-type="float" office:value="0.535947712418301" calcext:value-type="float">
            <text:p>0.54</text:p>
          </table:table-cell>
          <table:table-cell table:style-name="ce3"/>
        </table:table-row>
        <table:table-row table:style-name="ro1">
          <table:table-cell table:number-columns-repeated="5"/>
          <table:table-cell office:value-type="float" office:value="1" calcext:value-type="float">
            <text:p>1.00</text:p>
          </table:table-cell>
          <table:table-cell table:style-name="ce3"/>
        </table:table-row>
        <table:table-row table:style-name="ro1">
          <table:table-cell office:value-type="string" calcext:value-type="string">
            <text:p>CoVsev</text:p>
          </table:table-cell>
          <table:table-cell/>
          <table:table-cell table:style-name="ce2" office:value-type="string" calcext:value-type="string">
            <text:p>final</text:p>
          </table:table-cell>
          <table:table-cell table:style-name="ce2"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Anergy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Th0</text:p>
          </table:table-cell>
          <table:table-cell office:value-type="float" office:value="0.13903743315508" calcext:value-type="float">
            <text:p>0.14</text:p>
          </table:table-cell>
          <table:table-cell office:value-type="float" office:value="0.101604278074866" calcext:value-type="float">
            <text:p>0.10</text:p>
          </table:table-cell>
          <table:table-cell table:number-columns-repeated="2" office:value-type="float" office:value="0.0160427807486631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1</text:p>
          </table:table-cell>
          <table:table-cell office:value-type="float" office:value="0.0320855614973262" calcext:value-type="float">
            <text:p>0.03</text:p>
          </table:table-cell>
          <table:table-cell office:value-type="float" office:value="0.13368983957219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0160427807486631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2</text:p>
          </table:table-cell>
          <table:table-cell table:number-columns-repeated="2" office:value-type="float" office:value="0.0213903743315508" calcext:value-type="float">
            <text:p>0.02</text:p>
          </table:table-cell>
          <table:table-cell office:value-type="float" office:value="0.0855614973262032" calcext:value-type="float">
            <text:p>0.09</text:p>
          </table:table-cell>
          <table:table-cell office:value-type="float" office:value="0.053475935828877" calcext:value-type="float">
            <text:p>0.05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float" office:value="0.0481283422459893" calcext:value-type="float">
            <text:p>0.05</text:p>
          </table:table-cell>
          <table:table-cell office:value-type="float" office:value="0.0267379679144385" calcext:value-type="float">
            <text:p>0.03</text:p>
          </table:table-cell>
          <table:table-cell office:value-type="float" office:value="0.0053475935828877" calcext:value-type="float">
            <text:p>0.01</text:p>
          </table:table-cell>
          <table:table-cell office:value-type="float" office:value="0.283422459893048" calcext:value-type="float">
            <text:p>0.28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0.240641711229946" calcext:value-type="float">
            <text:p>0.24</text:p>
          </table:table-cell>
          <table:table-cell office:value-type="float" office:value="0.283422459893048" calcext:value-type="float">
            <text:p>0.28</text:p>
          </table:table-cell>
          <table:table-cell office:value-type="float" office:value="0.106951871657754" calcext:value-type="float">
            <text:p>0.11</text:p>
          </table:table-cell>
          <table:table-cell office:value-type="float" office:value="0.368983957219251" calcext:value-type="float">
            <text:p>0.37</text:p>
          </table:table-cell>
          <table:table-cell table:style-name="ce3"/>
        </table:table-row>
        <table:table-row table:style-name="ro1">
          <table:table-cell table:number-columns-repeated="5"/>
          <table:table-cell office:value-type="float" office:value="1" calcext:value-type="float">
            <text:p>1.00</text:p>
          </table:table-cell>
          <table:table-cell table:style-name="ce3"/>
        </table:table-row>
        <table:table-row table:style-name="ro1">
          <table:table-cell table:style-name="Default" table:number-columns-repeated="4"/>
          <table:table-cell table:style-name="ce2" table:number-columns-repeated="2"/>
          <table:table-cell table:style-name="ce3"/>
        </table:table-row>
        <table:table-row table:style-name="ro1">
          <table:table-cell table:style-name="Default"/>
          <table:table-cell office:value-type="string" calcext:value-type="string">
            <text:p>Anergy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2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al</text:p>
          </table:table-cell>
          <table:table-cell office:value-type="float" office:value="0.257918552036199" calcext:value-type="float">
            <text:p>0.26</text:p>
          </table:table-cell>
          <table:table-cell office:value-type="float" office:value="0.144796380090498" calcext:value-type="float">
            <text:p>0.14</text:p>
          </table:table-cell>
          <table:table-cell office:value-type="float" office:value="0.126696832579186" calcext:value-type="float">
            <text:p>0.13</text:p>
          </table:table-cell>
          <table:table-cell office:value-type="float" office:value="0.470588235294118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mod</text:p>
          </table:table-cell>
          <table:table-cell office:value-type="float" office:value="0.0980392156862745" calcext:value-type="float">
            <text:p>0.10</text:p>
          </table:table-cell>
          <table:table-cell office:value-type="float" office:value="0.26797385620915" calcext:value-type="float">
            <text:p>0.27</text:p>
          </table:table-cell>
          <table:table-cell office:value-type="float" office:value="0.0980392156862745" calcext:value-type="float">
            <text:p>0.10</text:p>
          </table:table-cell>
          <table:table-cell office:value-type="float" office:value="0.535947712418301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sev</text:p>
          </table:table-cell>
          <table:table-cell office:value-type="float" office:value="0.240641711229946" calcext:value-type="float">
            <text:p>0.24</text:p>
          </table:table-cell>
          <table:table-cell office:value-type="float" office:value="0.283422459893048" calcext:value-type="float">
            <text:p>0.28</text:p>
          </table:table-cell>
          <table:table-cell office:value-type="float" office:value="0.106951871657754" calcext:value-type="float">
            <text:p>0.11</text:p>
          </table:table-cell>
          <table:table-cell office:value-type="float" office:value="0.368983957219251" calcext:value-type="float">
            <text:p>0.37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oVsev</text:p>
          </table:table-cell>
          <table:table-cell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genes</text:p>
          </table:table-cell>
          <table:table-cell office:value-type="string" calcext:value-type="string">
            <text:p>valu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GFB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h2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IFNG</text:p>
          </table:table-cell>
          <table:table-cell office:value-type="float" office:value="1" calcext:value-type="float">
            <text:p>1.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h2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IL4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h0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IFNG</text:p>
          </table:table-cell>
          <table:table-cell office:value-type="float" office:value="1" calcext:value-type="float">
            <text:p>1.00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07:54.284673705</meta:creation-date>
    <dc:date>2021-04-21T22:27:45.057222555</dc:date>
    <meta:editing-duration>PT18M9S</meta:editing-duration>
    <meta:editing-cycles>2</meta:editing-cycles>
    <meta:generator>LibreOffice/6.4.6.2$Linux_X86_64 LibreOffice_project/40$Build-2</meta:generator>
    <meta:document-statistic meta:table-count="1" meta:cell-count="16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eb91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bf0041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33cm" svg:y="0.316cm" chart:style-name="ch2">
          <text:p>Proporción de tipos celulares</text:p>
        </chart:title>
        <chart:legend chart:legend-position="end" svg:x="14.028cm" svg:y="3.205cm" style:legend-expansion="high" chart:style-name="ch3"/>
        <chart:plot-area chart:style-name="ch4" table:cell-range-address="Sheet1.A1:Sheet1.E6" chart:data-source-has-labels="both" svg:x="0.32cm" svg:y="1.275cm" svg:width="13.388cm" svg:height="6.564cm">
          <chartooo:coordinate-region svg:x="1.232cm" svg:y="1.474cm" svg:width="12.476cm" svg:height="5.718cm"/>
          <chart:axis chart:dimension="x" chart:name="primary-x" chart:style-name="ch5" chartooo:axis-type="auto">
            <chartooo:date-scale/>
            <chart:title svg:x="6.07cm" svg:y="8.019cm" chart:style-name="ch6">
              <text:p>Enfermedad</text:p>
            </chart:title>
            <chart:categories table:cell-range-address="Sheet1.B1:Sheet1.E1"/>
          </chart:axis>
          <chart:axis chart:dimension="y" chart:name="primary-y" chart:style-name="ch7"/>
          <chart:series chart:style-name="ch8" chart:values-cell-range-address="Sheet1.B2:Sheet1.E2" chart:label-cell-address="Sheet1.A2:Sheet1.A2" chart:class="chart:bar">
            <chart:data-point chart:repeated="4"/>
          </chart:series>
          <chart:series chart:style-name="ch9" chart:values-cell-range-address="Sheet1.B3:Sheet1.E3" chart:label-cell-address="Sheet1.A3:Sheet1.A3" chart:class="chart:bar">
            <chart:data-point chart:repeated="4"/>
          </chart:series>
          <chart:series chart:style-name="ch10" chart:values-cell-range-address="Sheet1.B4:Sheet1.E4" chart:label-cell-address="Sheet1.A4:Sheet1.A4" chart:class="chart:bar">
            <chart:data-point chart:repeated="4"/>
          </chart:series>
          <chart:series chart:style-name="ch11" chart:values-cell-range-address="Sheet1.B5:Sheet1.E5" chart:label-cell-address="Sheet1.A5:Sheet1.A5" chart:class="chart:bar">
            <chart:data-point chart:repeated="4"/>
          </chart:series>
          <chart:series chart:style-name="ch12" chart:values-cell-range-address="Sheet1.B6:Sheet1.E6" chart:label-cell-address="Sheet1.A6:Sheet1.A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al</text:p>
                <draw:g>
                  <svg:desc>Sheet1.B1:Sheet1.E1</svg:desc>
                </draw:g>
              </table:table-cell>
              <table:table-cell office:value-type="string">
                <text:p>CoVmod</text:p>
              </table:table-cell>
              <table:table-cell office:value-type="string">
                <text:p>CoVsev</text:p>
              </table:table-cell>
              <table:table-cell office:value-type="string">
                <text:p>CoV TGFB+</text:p>
              </table:table-cell>
            </table:table-row>
          </table:table-header-rows>
          <table:table-rows>
            <table:table-row>
              <table:table-cell office:value-type="string">
                <text:p>Anergy*</text:p>
                <draw:g>
                  <svg:desc>Sheet1.A2:Sheet1.A2</svg:desc>
                </draw:g>
              </table:table-cell>
              <table:table-cell office:value-type="float" office:value="0.595703125">
                <text:p>0.595703125</text:p>
                <draw:g>
                  <svg:desc>Sheet1.B2:Sheet1.E2</svg:desc>
                </draw:g>
              </table:table-cell>
              <table:table-cell office:value-type="float" office:value="0.03125">
                <text:p>0.03125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1</text:p>
                <draw:g>
                  <svg:desc>Sheet1.A3:Sheet1.A3</svg:desc>
                </draw:g>
              </table:table-cell>
              <table:table-cell office:value-type="float" office:value="0.0224609375">
                <text:p>0.0224609375</text:p>
                <draw:g>
                  <svg:desc>Sheet1.B3:Sheet1.E3</svg:desc>
                </draw:g>
              </table:table-cell>
              <table:table-cell office:value-type="float" office:value="0.59375">
                <text:p>0.59375</text:p>
              </table:table-cell>
              <table:table-cell office:value-type="float" office:value="0.015625">
                <text:p>0.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2</text:p>
                <draw:g>
                  <svg:desc>Sheet1.A4:Sheet1.A4</svg:desc>
                </draw:g>
              </table:table-cell>
              <table:table-cell office:value-type="float" office:value="0.0107421875">
                <text:p>0.0107421875</text:p>
                <draw:g>
                  <svg:desc>Sheet1.B4:Sheet1.E4</svg:desc>
                </draw:g>
              </table:table-cell>
              <table:table-cell office:value-type="float" office:value="0.00390625">
                <text:p>0.00390625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17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Tr</text:p>
                <draw:g>
                  <svg:desc>Sheet1.A6:Sheet1.A6</svg:desc>
                </draw:g>
              </table:table-cell>
              <table:table-cell office:value-type="float" office:value="0.37109375">
                <text:p>0.37109375</text:p>
                <draw:g>
                  <svg:desc>Sheet1.B6:Sheet1.E6</svg:desc>
                </draw:g>
              </table:table-cell>
              <table:table-cell office:value-type="float" office:value="0.37109375">
                <text:p>0.37109375</text:p>
              </table:table-cell>
              <table:table-cell office:value-type="float" office:value="0.2890625">
                <text:p>0.2890625</text:p>
              </table:table-cell>
              <table:table-cell office:value-type="float" office:value="0.96875">
                <text:p>0.9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eb91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cm" svg:y="0.316cm" chart:style-name="ch2">
          <text:p>Estabilidad de tipos celulares</text:p>
        </chart:title>
        <chart:legend chart:legend-position="end" svg:x="14.16cm" svg:y="3.454cm" style:legend-expansion="high" chart:style-name="ch3"/>
        <chart:plot-area chart:style-name="ch4" table:cell-range-address="Sheet1.A34:Sheet1.E37" chart:data-source-has-labels="both" svg:x="0.32cm" svg:y="1.275cm" svg:width="13.52cm" svg:height="6.564cm">
          <chartooo:coordinate-region svg:x="1.232cm" svg:y="1.474cm" svg:width="12.608cm" svg:height="5.718cm"/>
          <chart:axis chart:dimension="x" chart:name="primary-x" chart:style-name="ch5" chartooo:axis-type="auto">
            <chartooo:date-scale/>
            <chart:title svg:x="6.136cm" svg:y="8.019cm" chart:style-name="ch6">
              <text:p>Enfermedad</text:p>
            </chart:title>
            <chart:categories table:cell-range-address="Sheet1.A35:Sheet1.A3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5:Sheet1.B37" chart:label-cell-address="Sheet1.B34:Sheet1.B34" chart:class="chart:bar">
            <chart:data-point chart:repeated="3"/>
          </chart:series>
          <chart:series chart:style-name="ch10" chart:values-cell-range-address="Sheet1.C35:Sheet1.C37" chart:label-cell-address="Sheet1.C34:Sheet1.C34" chart:class="chart:bar">
            <chart:data-point chart:repeated="3"/>
          </chart:series>
          <chart:series chart:style-name="ch11" chart:values-cell-range-address="Sheet1.D35:Sheet1.D37" chart:label-cell-address="Sheet1.D34:Sheet1.D34" chart:class="chart:bar">
            <chart:data-point chart:repeated="3"/>
          </chart:series>
          <chart:series chart:style-name="ch12" chart:values-cell-range-address="Sheet1.E35:Sheet1.E37" chart:label-cell-address="Sheet1.E34:Sheet1.E3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ergy</text:p>
                <draw:g>
                  <svg:desc>Sheet1.B34:Sheet1.B34</svg:desc>
                </draw:g>
              </table:table-cell>
              <table:table-cell office:value-type="string">
                <text:p>Th1</text:p>
                <draw:g>
                  <svg:desc>Sheet1.C34:Sheet1.C34</svg:desc>
                </draw:g>
              </table:table-cell>
              <table:table-cell office:value-type="string">
                <text:p>Th2</text:p>
                <draw:g>
                  <svg:desc>Sheet1.D34:Sheet1.D34</svg:desc>
                </draw:g>
              </table:table-cell>
              <table:table-cell office:value-type="string">
                <text:p>Tr</text:p>
                <draw:g>
                  <svg:desc>Sheet1.E34:Sheet1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al</text:p>
                <draw:g>
                  <svg:desc>Sheet1.A35:Sheet1.A37</svg:desc>
                </draw:g>
              </table:table-cell>
              <table:table-cell office:value-type="float" office:value="0.257918552036199">
                <text:p>0.257918552036199</text:p>
                <draw:g>
                  <svg:desc>Sheet1.B35:Sheet1.B37</svg:desc>
                </draw:g>
              </table:table-cell>
              <table:table-cell office:value-type="float" office:value="0.144796380090498">
                <text:p>0.144796380090498</text:p>
                <draw:g>
                  <svg:desc>Sheet1.C35:Sheet1.C37</svg:desc>
                </draw:g>
              </table:table-cell>
              <table:table-cell office:value-type="float" office:value="0.126696832579186">
                <text:p>0.126696832579186</text:p>
                <draw:g>
                  <svg:desc>Sheet1.D35:Sheet1.D37</svg:desc>
                </draw:g>
              </table:table-cell>
              <table:table-cell office:value-type="float" office:value="0.470588235294118">
                <text:p>0.470588235294118</text:p>
                <draw:g>
                  <svg:desc>Sheet1.E35:Sheet1.E37</svg:desc>
                </draw:g>
              </table:table-cell>
            </table:table-row>
            <table:table-row>
              <table:table-cell office:value-type="string">
                <text:p>CoVmod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26797385620915">
                <text:p>0.26797385620915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535947712418301">
                <text:p>0.535947712418301</text:p>
              </table:table-cell>
            </table:table-row>
            <table:table-row>
              <table:table-cell office:value-type="string">
                <text:p>CoVsev</text:p>
              </table:table-cell>
              <table:table-cell office:value-type="float" office:value="0.240641711229946">
                <text:p>0.240641711229946</text:p>
              </table:table-cell>
              <table:table-cell office:value-type="float" office:value="0.283422459893048">
                <text:p>0.283422459893048</text:p>
              </table:table-cell>
              <table:table-cell office:value-type="float" office:value="0.106951871657754">
                <text:p>0.106951871657754</text:p>
              </table:table-cell>
              <table:table-cell office:value-type="float" office:value="0.368983957219251">
                <text:p>0.368983957219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